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Albany AMT" svg:font-family="'Albany AMT'" style:font-pitch="variabl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 AMT" svg:font-family="'Thorndale AMT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7in" table:align="margins"/>
    </style:style>
    <style:style style:name="Table1.A" style:family="table-column">
      <style:table-column-properties style:column-width="3.5in" style:rel-column-width="32767*"/>
    </style:style>
    <style:style style:name="Table1.B" style:family="table-column">
      <style:table-column-properties style:column-width="3.5in" style:rel-column-width="32768*"/>
    </style:style>
    <style:style style:name="Table1.A1" style:family="table-cell">
      <style:table-cell-properties fo:padding="0.0382in" fo:border="none"/>
    </style:style>
    <style:style style:name="P1" style:family="paragraph" style:parent-style-name="Standard">
      <style:paragraph-properties fo:margin-left="0.0102in" fo:margin-right="0in" fo:text-indent="0in" style:auto-text-indent="false"/>
      <style:text-properties style:font-name="Albany AMT"/>
    </style:style>
    <style:style style:name="P2" style:family="paragraph" style:parent-style-name="Standard">
      <style:paragraph-properties fo:margin-left="0in" fo:margin-right="0in" fo:text-indent="0in" style:auto-text-indent="false"/>
    </style:style>
    <style:style style:name="P3" style:family="paragraph" style:parent-style-name="Standard">
      <style:paragraph-properties fo:margin-left="0in" fo:margin-right="0in" fo:text-indent="0in" style:auto-text-indent="false"/>
      <style:text-properties fo:font-size="10pt" fo:font-weight="normal" style:font-size-asian="10pt" style:font-weight-asian="normal" style:font-size-complex="10pt"/>
    </style:style>
    <style:style style:name="P4" style:family="paragraph" style:parent-style-name="H1">
      <style:paragraph-properties fo:margin-left="0in" fo:margin-right="0in" fo:text-indent="0in" style:auto-text-indent="false"/>
    </style:style>
    <style:style style:name="P5" style:family="paragraph" style:parent-style-name="H1">
      <style:paragraph-properties fo:margin-left="0in" fo:margin-right="0in" fo:text-indent="0in" style:auto-text-indent="false" fo:break-before="page"/>
    </style:style>
    <style:style style:name="P6" style:family="paragraph" style:parent-style-name="H1">
      <style:text-properties fo:font-size="14pt" fo:font-weight="bold" style:font-size-asian="14pt" style:font-size-complex="14pt"/>
    </style:style>
    <style:style style:name="P7" style:family="paragraph" style:parent-style-name="Standard">
      <style:text-properties officeooo:paragraph-rsid="00200507"/>
    </style:style>
    <style:style style:name="P8" style:family="paragraph" style:parent-style-name="Default_20_Alt">
      <style:text-properties officeooo:rsid="001f3795" officeooo:paragraph-rsid="001f3795"/>
    </style:style>
    <style:style style:name="P9" style:family="paragraph" style:parent-style-name="Standard" style:list-style-name="List_20_1"/>
    <style:style style:name="P10" style:family="paragraph" style:parent-style-name="Standard" style:list-style-name="List_20_1">
      <style:text-properties officeooo:paragraph-rsid="0023c0c1"/>
    </style:style>
    <style:style style:name="P11" style:family="paragraph" style:parent-style-name="Standard" style:list-style-name="List_20_1">
      <style:text-properties style:font-name="Albany AMT"/>
    </style:style>
    <style:style style:name="P12" style:family="paragraph" style:parent-style-name="Standard" style:list-style-name="List_20_1">
      <style:text-properties officeooo:rsid="0021f5e0" officeooo:paragraph-rsid="0021f5e0"/>
    </style:style>
    <style:style style:name="P13" style:family="paragraph" style:parent-style-name="Standard" style:list-style-name="List_20_1">
      <style:text-properties officeooo:rsid="0021f5e0" officeooo:paragraph-rsid="0023c0c1"/>
    </style:style>
    <style:style style:name="P14" style:family="paragraph" style:parent-style-name="Standard" style:list-style-name="List_20_1">
      <style:text-properties fo:font-weight="normal" style:font-weight-asian="normal" style:font-weight-complex="normal"/>
    </style:style>
    <style:style style:name="P15" style:family="paragraph" style:parent-style-name="Standard" style:list-style-name="List_20_1">
      <style:text-properties fo:font-size="10pt" fo:font-weight="normal" style:font-size-asian="10pt" style:font-weight-asian="normal" style:font-size-complex="10pt"/>
    </style:style>
    <style:style style:name="P16" style:family="paragraph" style:parent-style-name="Standard">
      <style:text-properties officeooo:paragraph-rsid="0024186b"/>
    </style:style>
    <style:style style:name="P17" style:family="paragraph" style:parent-style-name="H2">
      <style:text-properties officeooo:paragraph-rsid="0023c0c1"/>
    </style:style>
    <style:style style:name="P18" style:family="paragraph" style:parent-style-name="H2" style:list-style-name="List_20_1">
      <style:text-properties officeooo:paragraph-rsid="0023c0c1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0pt" fo:font-weight="bold" style:font-size-asian="10pt" style:font-weight-asian="bold" style:font-size-complex="10pt" style:font-weight-complex="bold"/>
    </style:style>
    <style:style style:name="T3" style:family="text">
      <style:text-properties fo:font-size="10pt" fo:font-weight="normal" style:font-size-asian="10pt" style:font-weight-asian="normal" style:font-size-complex="10pt"/>
    </style:style>
    <style:style style:name="T4" style:family="text">
      <style:text-properties fo:font-size="14pt" fo:font-weight="bold" style:font-size-asian="14pt" style:font-size-complex="14pt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officeooo:rsid="00200507"/>
    </style:style>
    <style:style style:name="T7" style:family="text">
      <style:text-properties officeooo:rsid="0021f5e0"/>
    </style:style>
    <style:style style:name="T8" style:family="text">
      <style:text-properties officeooo:rsid="0023c0c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Title">Thomas Ingram</text:p>
            </table:table-cell>
            <table:table-cell table:style-name="Table1.A1" office:value-type="string">
              <text:p text:style-name="Default_20_Alt">Apex, NC</text:p>
              <text:p text:style-name="Default_20_Alt">thomas.ingram@gmail.com</text:p>
              <text:p text:style-name="Default_20_Alt">919 449.6305</text:p>
              <text:p text:style-name="P8">2015-03-23</text:p>
            </table:table-cell>
          </table:table-row>
        </table:table-header-rows>
      </table:table>
      <text:p text:style-name="P6">Professional Summary</text:p>
      <text:list xml:id="list3566847495820103112" text:style-name="List_20_1">
        <text:list-item>
          <text:p text:style-name="P11">Self-taught programmer with strong desire to learn</text:p>
        </text:list-item>
        <text:list-item>
          <text:p text:style-name="P11">Build, contribute to and maintain open source projects</text:p>
        </text:list-item>
        <text:list-item>
          <text:p text:style-name="P11"><text:span text:style-name="T6">Maintain</text:span> several sites (some built from scratch and some CMS-based)</text:p>
        </text:list-item>
        <text:list-item>
          <text:p text:style-name="P11">MVC (Rails, Sinatra, ASP.NET MVC, others - including a custom PHP framework)</text:p>
        </text:list-item>
        <text:list-item>
          <text:p text:style-name="P11">Well-developed analytical skills</text:p>
        </text:list-item>
        <text:list-item>
          <text:p text:style-name="P11">Attend trade meetings and conferences regularly</text:p>
        </text:list-item>
      </text:list>
      <text:p text:style-name="P1"/>
      <text:p text:style-name="H1">Technical<text:span text:style-name="T4"> Summary</text:span></text:p>
      <text:p text:style-name="P7"><text:span text:style-name="T1">Current Skills, Tools:</text:span> Ruby, git, VIM, HTML, CSS, JavaScript, Node.js, <text:span text:style-name="T6">Functional Programming</text:span>, TDD, REST, Pair Programming, SQL<text:span text:style-name="T6">, OOP</text:span></text:p>
      <text:p text:style-name="Standard"/>
      <text:p text:style-name="Standard"><text:span text:style-name="T1">Past Experience:</text:span> C#, ASP.NET, PHP, SVN, MongoDB, Drupal, VB, ColdFusion</text:p>
      <text:p text:style-name="Standard"/>
      <text:p text:style-name="Standard"><text:span text:style-name="T1">Future Interests:</text:span> <text:span text:style-name="T6">Rip, </text:span>Haskell, LISP, Graphic Design</text:p>
      <text:p text:style-name="Standard"/>
      <text:p text:style-name="Standard"><text:span text:style-name="T1">Open Source:</text:span> https://github.com/ravinggenius, https://github.com/rip-lang</text:p>
      <text:p text:style-name="P1"/>
      <text:p text:style-name="P4">Professional Experience</text:p>
      <text:p text:style-name="P17">RoleModel Software; Web Developer; Holly Springs, NC; 04/2010 - present</text:p>
      <text:list xml:id="list113550898189797" text:continue-numbering="true" text:style-name="List_20_1">
        <text:list-item>
          <text:p text:style-name="P12">Build several components in a large medical trials application <text:span text:style-name="T1">Ruby, Rails, Grape, Rack, Angular</text:span></text:p>
        </text:list-item>
        <text:list-item>
          <text:p text:style-name="P9">Helped build a medical decision support tool for a large corporation <text:span text:style-name="T1">Ruby, Rails, HAML/SASS, JavaScript, PostgreSQL</text:span></text:p>
        </text:list-item>
        <text:list-item>
          <text:p text:style-name="P9">Helped build a nationwide weather forecast tracking application <text:span text:style-name="T1">Ruby, Rails, Slim/SASS, JavaScript, MySQL</text:span></text:p>
        </text:list-item>
        <text:list-item>
          <text:p text:style-name="P9">Built a <text:span text:style-name="T1">multi-threaded</text:span> accident report downloader for a local lawyer <text:span text:style-name="T1">Ruby, Mechanize</text:span></text:p>
        </text:list-item>
        <text:list-item>
          <text:p text:style-name="P9">Helped build a network analyzing web application <text:span text:style-name="T1">Ruby, Rails, HAML/SASS, JavaScript, MongoDB</text:span></text:p>
        </text:list-item>
        <text:list-item>
          <text:p text:style-name="P9">Helped build an internal tool for Procter &amp; Gamble <text:span text:style-name="T1">Ruby, Rails, HAML/SASS, JavaScript, PostgreSQL</text:span></text:p>
        </text:list-item>
      </text:list>
      <text:p text:style-name="P16"/>
      <text:p text:style-name="H2">яandomByDesign; Freelancer | Owner; Apex, NC; 03/2008 - present</text:p>
      <text:list xml:id="list113550520096977" text:continue-numbering="true" text:style-name="List_20_1">
        <text:list-item>
          <text:p text:style-name="P14">Working on a new general-purpose <text:span text:style-name="T7">functional</text:span> programming language (<text:span text:style-name="T1">Rip</text:span>) in spare time <text:span text:style-name="T1">Ruby, LLVM</text:span></text:p>
        </text:list-item>
        <text:list-item>
          <text:p text:style-name="P14">Built static site generator (<text:span text:style-name="T1">Staticpress</text:span>, development currently on hold) with advanced routing and taxonomy <text:span text:style-name="T1">Ruby</text:span></text:p>
        </text:list-item>
        <text:list-item>
          <text:p text:style-name="P9"><text:span text:style-name="T5">Developed a </text:span><text:span text:style-name="T1">CMS</text:span><text:span text:style-name="T5"> from scratch for another church website </text:span><text:span text:style-name="T1">Ruby, Rails, HAML/SASS, MongoDB</text:span></text:p>
        </text:list-item>
        <text:list-item>
          <text:p text:style-name="P9"><text:span text:style-name="T5">Created a church </text:span><text:span text:style-name="T1">CMS</text:span><text:span text:style-name="T5">-backed website for a friend </text:span><text:span text:style-name="T1">Drupal, PHP, MySQL</text:span></text:p>
        </text:list-item>
        <text:list-item>
          <text:p text:style-name="P14">Hand-crafted several websites for friends and family <text:span text:style-name="T1">Ruby, Sinatra, HTML, CSS, JavaScript</text:span></text:p>
        </text:list-item>
      </text:list>
      <text:p text:style-name="Standard"/>
      <text:p text:style-name="H2">CISYS | Life Sciences; Web Developer; <text:span text:style-name="T2">N Raleigh, NC; 10/2007 - 03/2010</text:span></text:p>
      <text:list xml:id="list113551182011317" text:continue-numbering="true" text:style-name="List_20_1">
        <text:list-item>
          <text:p text:style-name="P9">Built a <text:span text:style-name="T1">SharePoint</text:span>-backed IRB system from scratch with custom secure login <text:span text:style-name="T1">C#, HTML, CSS, JavaScript</text:span></text:p>
          <text:list>
            <text:list-item>
              <text:p text:style-name="P9">Built a flexible <text:span text:style-name="T1">ORM</text:span><text:span text:style-name="T5"> for interacting with SharePoint’s database (inspired by </text:span><text:span text:style-name="T1">Ruby</text:span><text:span text:style-name="T5">’s </text:span><text:span text:style-name="T1">DataMapper</text:span><text:span text:style-name="T5">)</text:span></text:p>
            </text:list-item>
            <text:list-item>
              <text:p text:style-name="P9">Created many helper classes, including an <text:span text:style-name="T1">HTML|XML</text:span>-generation library</text:p>
            </text:list-item>
          </text:list>
        </text:list-item>
        <text:list-item>
          <text:p text:style-name="P9">Created several websites, primarily using <text:span text:style-name="T1">ASP.NET</text:span> technologies, including CISYS’. <text:span text:style-name="T1">HTML, CSS, JavaScript, AJAX, C#, VB.NET, PHP</text:span></text:p>
        </text:list-item>
        <text:list-item>
          <text:p text:style-name="P15">Advocated improved development methodologies, such as test-driven development</text:p>
        </text:list-item>
        <text:list-item>
          <text:p text:style-name="P15">Contracted with partner/vendor, Presentation Strategies</text:p>
          <text:list>
            <text:list-item>
              <text:p text:style-name="P9"><text:span text:style-name="T3">Supported existing reporting projects </text:span><text:span text:style-name="T2">MSSQL, XML, VBA</text:span></text:p>
            </text:list-item>
            <text:list-item>
              <text:p text:style-name="P9"><text:span text:style-name="T3">Updated and maintained some websites </text:span><text:span text:style-name="T1">PHP, HTML</text:span><text:span text:style-name="T2">, CSS, MSSQL, MySQL</text:span></text:p>
            </text:list-item>
          </text:list>
        </text:list-item>
      </text:list>
      <text:p text:style-name="P5">Education</text:p>
      <text:p text:style-name="H2">Sandhills Community College; Pinehurst, NC; 2001 spring semester</text:p>
      <text:p text:style-name="P2"/>
      <text:p text:style-name="H2">Pensacola Christian College; Pensacola, FL; 2000 spring semester</text:p>
      <text:list xml:id="list113549968317730" text:continue-numbering="true" text:style-name="List_20_1">
        <text:list-item>
          <text:p text:style-name="P15">Computer Science major</text:p>
        </text:list-item>
      </text:list>
      <text:p text:style-name="P3"/>
      <text:p text:style-name="H2">Calvary Christian School; Southern Pines, NC; 1995 - 1999</text:p>
      <text:list xml:id="list113550955945686" text:continue-numbering="true" text:style-name="List_20_1">
        <text:list-item>
          <text:p text:style-name="P9">Chose electives that focused on Math, Physics and Logic</text:p>
        </text:list-item>
      </text:list>
      <text:p text:style-name="Standard"/>
      <text:p text:style-name="H1">Certifications</text:p>
      <text:list xml:id="list113550297120383" text:continue-numbering="true" text:style-name="List_20_1">
        <text:list-item>
          <text:p text:style-name="P9">Computer Troubleshooting; Wake Technical Community College; 2006</text:p>
        </text:list-item>
        <text:list-item>
          <text:p text:style-name="P9">MySQL; Wake Technical Community College; 2005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Albany AMT" svg:font-family="'Albany AMT'" style:font-pitch="variabl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 AMT" svg:font-family="'Thorndale AMT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style:font-name="Thorndale AMT" fo:font-size="12pt" fo:language="en" fo:country="US" style:font-name-asian="HG Mincho Light J" style:font-size-asian="12pt" style:language-asian="zxx" style:country-asian="none" style:font-name-complex="Arial Unicode M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681in" style:writing-mode="lr-tb"/>
      <style:text-properties fo:color="#000000" style:font-name="Thorndale AMT" fo:font-size="12pt" fo:language="en" fo:country="US" style:font-name-asian="HG Mincho Light J" style:font-size-asian="12pt" style:language-asian="zxx" style:country-asian="none" style:font-name-complex="Arial Unicode M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.0102in" fo:margin-right="0in" fo:margin-top="0in" fo:margin-bottom="0in" loext:contextual-spacing="false" fo:text-indent="0in" style:auto-text-indent="false">
        <style:tab-stops/>
      </style:paragraph-properties>
      <style:text-properties style:font-name="Albany AMT" fo:font-family="'Albany AMT'" style:font-pitch="variable" fo:font-size="10pt" fo:font-weight="normal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H1" style:family="paragraph" style:parent-style-name="Standard" style:class="text" style:master-page-name="">
      <style:paragraph-properties fo:margin-left="0.0102in" fo:margin-right="0in" fo:margin-top="0.1575in" fo:margin-bottom="0.0783in" loext:contextual-spacing="false" fo:text-align="start" style:justify-single-word="false" fo:text-indent="0in" style:auto-text-indent="false" style:page-number="auto"/>
      <style:text-properties style:font-name="Albany AMT" fo:font-family="'Albany AMT'" style:font-pitch="variable" fo:font-size="14pt" fo:font-weight="bold"/>
    </style:style>
    <style:style style:name="H2" style:family="paragraph" style:parent-style-name="Standard" style:auto-update="true" style:class="text" style:master-page-name="">
      <style:paragraph-properties fo:margin-top="0.0398in" fo:margin-bottom="0.0783in" loext:contextual-spacing="false" fo:text-align="start" style:justify-single-word="false" style:page-number="auto"/>
      <style:text-properties fo:font-size="10pt" fo:font-weight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Nimbus Sans L" fo:font-family="'Nimbus Sans L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5in" style:type="center"/>
          <style:tab-stop style:position="7in" style:type="right"/>
        </style:tab-stops>
      </style:paragraph-properties>
    </style:style>
    <style:style style:name="Title" style:family="paragraph" style:parent-style-name="Heading" style:next-style-name="Subtitle" style:class="chapter">
      <style:paragraph-properties fo:text-align="start" style:justify-single-word="false"/>
      <style:text-properties fo:font-size="22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2_20_Alt" style:display-name="H2 Alt" style:family="paragraph" style:parent-style-name="H2" style:auto-update="true">
      <style:paragraph-properties fo:text-align="end" style:justify-single-word="false"/>
    </style:style>
    <style:style style:name="Default_20_Alt" style:display-name="Default Alt" style:family="paragraph" style:parent-style-name="Standard" style:auto-update="true">
      <style:paragraph-properties fo:text-align="end" style:justify-single-word="false"/>
    </style:style>
    <style:style style:name="List_20_Indent" style:display-name="List Indent" style:family="paragraph" style:parent-style-name="Text_20_body" style:class="text">
      <style:paragraph-properties fo:margin-left="1.9689in" fo:margin-right="0in" fo:margin-top="0in" fo:margin-bottom="0in" loext:contextual-spacing="false" fo:text-indent="-1.7717in" style:auto-text-indent="false">
        <style:tab-stops>
          <style:tab-stop style:position="0in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5in" fo:margin-bottom="0.75in" fo:margin-left="0.75in" fo:margin-right="0.75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1.2$MacOSX_X86_64 LibreOffice_project/81898c9f5c0d43f3473ba111d7b351050be20261</meta:generator>
    <meta:initial-creator>Thomas Ingram</meta:initial-creator>
    <meta:creation-date>2007-05-22T21:52:06</meta:creation-date>
    <dc:creator>Thomas Ingram</dc:creator>
    <dc:date>2016-10-17T11:35:48.810591000</dc:date>
    <dc:language>en-US</dc:language>
    <meta:editing-cycles>326</meta:editing-cycles>
    <meta:editing-duration>P8DT16H52M22S</meta:editing-duration>
    <meta:document-statistic meta:table-count="1" meta:image-count="0" meta:object-count="0" meta:page-count="3" meta:paragraph-count="49" meta:word-count="439" meta:character-count="3086" meta:non-whitespace-character-count="2725"/>
    <meta:user-defined meta:name="Info 1"/>
    <meta:user-defined meta:name="Info 2"/>
    <meta:user-defined meta:name="Info 3"/>
    <meta:user-defined meta:name="Info 4"/>
  </office:meta>
</office:document-meta>
</file>